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8.66cm" fo:min-width="8.41cm"/>
    </style:style>
    <style:style style:name="gr3" style:family="graphic" style:parent-style-name="standard">
      <style:graphic-properties draw:fill-color="#ffd320" draw:textarea-horizontal-align="justify" draw:textarea-vertical-align="middle" draw:auto-grow-height="false" fo:min-height="6.822cm" fo:min-width="6.714cm"/>
    </style:style>
    <style:style style:name="gr4" style:family="graphic" style:parent-style-name="standard">
      <style:graphic-properties draw:fill-color="#ff420e" draw:textarea-horizontal-align="justify" draw:textarea-vertical-align="middle" draw:auto-grow-height="false" fo:min-height="4.7cm" fo:min-width="4.45cm"/>
    </style:style>
    <style:style style:name="gr5" style:family="graphic" style:parent-style-name="standard">
      <style:graphic-properties draw:fill-color="#ff950e" draw:textarea-horizontal-align="justify" draw:textarea-vertical-align="middle" draw:auto-grow-height="false" fo:min-height="3.144cm" fo:min-width="2.894cm"/>
    </style:style>
    <style:style style:name="gr6" style:family="graphic" style:parent-style-name="standard">
      <style:graphic-properties draw:fill-color="#aecf00" draw:textarea-horizontal-align="justify" draw:textarea-vertical-align="middle" draw:auto-grow-height="false" fo:min-height="1.73cm" fo:min-width="1.48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029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3.804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3.52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3.732cm"/>
    </style:style>
    <style:style style:name="gr13" style:family="graphic" style:parent-style-name="standard">
      <style:graphic-properties draw:textarea-horizontal-align="justify" draw:textarea-vertical-align="middle" draw:auto-grow-height="false" fo:min-height="1.75cm" fo:min-width="7.3cm"/>
    </style:style>
    <style:style style:name="gr14" style:family="graphic" style:parent-style-name="standard">
      <style:graphic-properties draw:stroke="dash" draw:stroke-dash="Dashed_20__28_var_29_" draw:opacity="0%" draw:textarea-horizontal-align="justify" draw:textarea-vertical-align="middle" draw:auto-grow-height="false" fo:min-height="13.55cm" fo:min-width="10.7cm" draw:shadow-opacity="0%"/>
    </style:style>
    <style:style style:name="gr15" style:family="graphic" style:parent-style-name="standard">
      <style:graphic-properties draw:textarea-horizontal-align="justify" draw:textarea-vertical-align="middle" draw:auto-grow-height="false" fo:min-height="2.35cm" fo:min-width="6.7cm"/>
    </style:style>
    <style:style style:name="gr16" style:family="graphic" style:parent-style-name="standard">
      <style:graphic-properties draw:fill-color="#0084d1" draw:textarea-horizontal-align="justify" draw:textarea-vertical-align="middle" draw:auto-grow-height="false" fo:min-height="3.15cm" fo:min-width="4.3cm"/>
    </style:style>
    <style:style style:name="gr17" style:family="graphic" style:parent-style-name="standard">
      <style:graphic-properties draw:fill-color="#ffd320" draw:textarea-horizontal-align="justify" draw:textarea-vertical-align="middle" draw:auto-grow-height="false" fo:min-height="2.55cm" fo:min-width="4.1cm"/>
    </style:style>
    <style:style style:name="gr18" style:family="graphic" style:parent-style-name="standard">
      <style:graphic-properties draw:fill-color="#ffd320" draw:textarea-horizontal-align="justify" draw:textarea-vertical-align="middle" draw:auto-grow-height="false" fo:min-height="0.15cm" fo:min-width="2.3cm"/>
    </style:style>
    <style:style style:name="gr19" style:family="graphic" style:parent-style-name="standard">
      <style:graphic-properties draw:textarea-horizontal-align="justify" draw:textarea-vertical-align="middle" draw:auto-grow-height="false" fo:min-height="0.55cm" fo:min-width="5.3cm"/>
    </style:style>
    <style:style style:name="gr20" style:family="graphic" style:parent-style-name="standard">
      <style:graphic-properties draw:textarea-horizontal-align="justify" draw:textarea-vertical-align="middle" draw:auto-grow-height="false" fo:min-height="0.458cm" fo:min-width="0cm"/>
    </style:style>
    <style:style style:name="gr21" style:family="graphic" style:parent-style-name="objectwithoutfill">
      <style:graphic-properties draw:fill="none" draw:textarea-vertical-align="middle"/>
    </style:style>
    <style:style style:name="gr22" style:family="graphic" style:parent-style-name="standard">
      <style:graphic-properties draw:textarea-horizontal-align="justify" draw:textarea-vertical-align="middle" draw:auto-grow-height="false" fo:min-height="1.15cm" fo:min-width="2.3cm"/>
    </style:style>
    <style:style style:name="gr23" style:family="graphic" style:parent-style-name="standard">
      <style:graphic-properties draw:stroke="none" svg:stroke-color="#000000" draw:fill="none" draw:fill-color="#ffffff" draw:auto-grow-height="true" draw:auto-grow-width="false" fo:max-height="0cm" fo:min-height="0.712cm"/>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gr25" style:family="graphic" style:parent-style-name="standard">
      <style:graphic-properties draw:fill-color="#3465a4" draw:textarea-horizontal-align="justify" draw:textarea-vertical-align="middle" draw:auto-grow-height="false" fo:min-height="2.95cm" fo:min-width="6.1cm"/>
    </style:style>
    <style:style style:name="gr26" style:family="graphic" style:parent-style-name="standard">
      <style:graphic-properties draw:textarea-horizontal-align="justify" draw:textarea-vertical-align="middle" draw:auto-grow-height="false" fo:min-height="2.75cm" fo:min-width="6.1cm"/>
    </style:style>
    <style:style style:name="gr27"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8" style:family="graphic" style:parent-style-name="objectwithoutfill">
      <style:graphic-properties svg:stroke-width="0.2cm" draw:marker-start-width="0.8cm" draw:marker-end-width="0.8cm" draw:fill="none" draw:textarea-vertical-align="middle" fo:padding-top="0.225cm" fo:padding-bottom="0.225cm" fo:padding-left="0.35cm" fo:padding-right="0.35cm"/>
    </style:style>
    <style:style style:name="gr29" style:family="graphic" style:parent-style-name="standard">
      <style:graphic-properties svg:stroke-color="#000000" draw:fill-color="#ffffff" draw:textarea-horizontal-align="justify" draw:textarea-vertical-align="middle" draw:auto-grow-height="false" fo:min-height="2.15cm" fo:min-width="4.3cm"/>
    </style:style>
    <style:style style:name="gr30" style:family="graphic" style:parent-style-name="standard">
      <style:graphic-properties svg:stroke-color="#000000" draw:fill-color="#ffffff" draw:textarea-horizontal-align="justify" draw:textarea-vertical-align="middle" draw:auto-grow-height="false" fo:min-height="2.15cm" fo:min-width="4.3cm"/>
    </style:style>
    <style:style style:name="gr31" style:family="graphic" style:parent-style-name="standard">
      <style:graphic-properties draw:marker-start="Arrow" draw:marker-start-width="0.3cm" draw:marker-end="Arrow" draw:marker-end-width="0.3cm"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0.75cm"/>
    </style:style>
    <style:style style:name="gr33" style:family="graphic" style:parent-style-name="standard">
      <style:graphic-properties draw:stroke="none" svg:stroke-color="#000000" draw:fill="none" draw:fill-color="#ffffff" draw:textarea-horizontal-align="left" draw:auto-grow-height="true" draw:auto-grow-width="true" fo:min-height="1.423cm" fo:min-width="2.96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3.558cm"/>
    </style:style>
    <style:style style:name="gr35" style:family="graphic" style:parent-style-name="standard">
      <style:graphic-properties draw:stroke="none" svg:stroke-color="#000000" draw:fill="none" draw:fill-color="#ffffff" draw:auto-grow-height="true" draw:auto-grow-width="false" fo:max-height="0cm" fo:min-height="3.15cm"/>
    </style:style>
    <style:style style:name="gr36" style:family="graphic" style:parent-style-name="standard">
      <style:graphic-properties svg:stroke-width="0.1cm" svg:stroke-color="#000000" draw:marker-start-width="0.5cm" draw:marker-end-width="0.5cm" draw:textarea-horizontal-align="justify" draw:textarea-vertical-align="middle" draw:auto-grow-height="false" fo:min-height="1.55cm" fo:min-width="8.5cm" fo:padding-top="0.175cm" fo:padding-bottom="0.175cm" fo:padding-left="0.3cm" fo:padding-right="0.3cm"/>
    </style:style>
    <style:style style:name="gr37" style:family="graphic" style:parent-style-name="standard">
      <style:graphic-properties svg:stroke-width="0.1cm" svg:stroke-color="#000000" draw:marker-start-width="0.5cm" draw:marker-end-width="0.5cm" draw:textarea-horizontal-align="justify" draw:textarea-vertical-align="middle" draw:auto-grow-height="false" fo:min-height="1.45cm" fo:min-width="8.4cm" fo:padding-top="0.175cm" fo:padding-bottom="0.175cm" fo:padding-left="0.3cm" fo:padding-right="0.3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title">
      <style:graphic-properties draw:auto-grow-height="true" fo:min-height="1.963cm"/>
    </style:style>
    <style:style style:name="pr7" style:family="presentation" style:parent-style-name="Default-title">
      <style:graphic-properties fo:min-height="1.763cm"/>
    </style:style>
    <style:style style:name="P1" style:family="paragraph">
      <loext:graphic-properties draw:fill-color="#ffffff"/>
    </style:style>
    <style:style style:name="P2" style:family="paragraph">
      <style:text-properties fo:font-size="40pt"/>
    </style:style>
    <style:style style:name="P3" style:family="paragraph">
      <style:text-properties fo:color="#000066"/>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color="#ffd320"/>
      <style:paragraph-properties fo:text-align="center"/>
    </style:style>
    <style:style style:name="P7" style:family="paragraph">
      <loext:graphic-properties draw:fill-color="#ff420e"/>
      <style:paragraph-properties fo:text-align="center"/>
    </style:style>
    <style:style style:name="P8" style:family="paragraph">
      <loext:graphic-properties draw:fill-color="#ff950e"/>
      <style:paragraph-properties fo:text-align="center"/>
    </style:style>
    <style:style style:name="P9" style:family="paragraph">
      <loext:graphic-properties draw:fill-color="#aecf00"/>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opacity="0%"/>
      <style:paragraph-properties fo:text-align="center"/>
    </style:style>
    <style:style style:name="P13" style:family="paragraph">
      <loext:graphic-properties draw:fill-color="#0084d1"/>
      <style:paragraph-properties fo:text-align="center"/>
    </style:style>
    <style:style style:name="P14" style:family="paragraph">
      <loext:graphic-properties draw:fill="none" draw:fill-color="#ffffff"/>
      <style:text-properties fo:font-size="18pt"/>
    </style:style>
    <style:style style:name="P15" style:family="paragraph">
      <loext:graphic-properties draw:fill-color="#3465a4"/>
      <style:paragraph-properties fo:text-align="center"/>
    </style:style>
    <style:style style:name="P16" style:family="paragraph">
      <loext:graphic-properties draw:fill-color="#ffffff"/>
      <style:paragraph-properties fo:text-align="center"/>
    </style:style>
    <style:style style:name="P17" style:family="paragraph">
      <loext:graphic-properties draw:fill="none" draw:fill-color="#ffffff"/>
      <style:paragraph-properties fo:text-align="center"/>
    </style:style>
    <style:style style:name="T1" style:family="text">
      <style:text-properties fo:font-size="40pt"/>
    </style:style>
    <style:style style:name="T2" style:family="text">
      <style:text-properties fo:color="#000066"/>
    </style:style>
    <style:style style:name="T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draw:text-box>
            <text:p>Linux/Gnu Básico</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Objetivos do curso</text:p>
          </draw:text-box>
        </draw:frame>
        <draw:frame presentation:style-name="pr4" draw:text-style-name="P2" draw:layer="layout" svg:width="25.199cm" svg:height="12.179cm" svg:x="1.4cm" svg:y="4.914cm" presentation:class="outline" presentation:user-transformed="true">
          <draw:text-box>
            <text:list text:style-name="L2">
              <text:list-item>
                <text:p><text:span text:style-name="T1">Apresentar uma breve história do GNU/Linux.</text:span></text:p>
              </text:list-item>
              <text:list-item>
                <text:p><text:span text:style-name="T1">Mostrar as principais distribuições GNU/Linux.</text:span></text:p>
              </text:list-item>
              <text:list-item>
                <text:p><text:span text:style-name="T1">Expor como baixar uma distribuição GNU/Linux.</text:span></text:p>
              </text:list-item>
              <text:list-item>
                <text:p><text:span text:style-name="T1">Descrever como instalar o GNU/Linux num computador.</text:span></text:p>
              </text:list-item>
              <text:list-item>
                <text:p><text:span text:style-name="T1">Mostrar a arquitetura do sistema operacional (kernel, shell etc).</text:span></text:p>
              </text:list-item>
              <text:list-item>
                <text:p><text:span text:style-name="T1">Explicar o papel do Shell e os tipos disponíveis.</text:span></text:p>
              </text:list-item>
              <text:list-item>
                <text:p><text:span text:style-name="T1">Mostrar os diretórios do GNU/Linux.</text:span></text:p>
              </text:list-item>
              <text:list-item>
                <text:p><text:span text:style-name="T1">Mostrar como obter ajuda para comandos.</text:span></text:p>
              </text:list-item>
              <text:list-item>
                <text:p><text:span text:style-name="T1">Apresentar comandos básicos.</text:span></text:p>
              </text:list-item>
              <text:list-item>
                <text:p><text:span text:style-name="T1">Explicar o que são sistemas de arquivos e como criar um.</text:span></text:p>
              </text:list-item>
              <text:list-item>
                <text:p><text:span text:style-name="T1">Apresentar comandos intermediários.</text:span></text:p>
              </text:list-item>
              <text:list-item>
                <text:p><text:span text:style-name="T1">Apresentar editores de textos disponíveis no GNU/Linux.</text:span></text:p>
              </text:list-item>
              <text:list-item>
                <text:p><text:span text:style-name="T1">Apresentar aplicativos disponíveis e como obtê-los.</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A instrutora</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Regras de convivência</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3" draw:layer="layout" svg:width="25.199cm" svg:height="3.506cm" svg:x="1.4cm" svg:y="0.837cm" presentation:class="title">
          <draw:text-box>
            <text:p><text:span text:style-name="T2">Apresentação dos alunos</text:span></text:p>
          </draw:text-box>
        </draw:frame>
        <draw:frame presentation:style-name="pr4" draw:layer="layout" svg:width="25.199cm" svg:height="12.179cm" svg:x="1.4cm" svg:y="4.914cm" presentation:class="outline">
          <draw:text-box>
            <text:list text:style-name="L2">
              <text:list-item>
                <text:p>Cada um apresentar-se dizendo:</text:p>
                <text:list>
                  <text:list-item>
                    <text:p>Nome</text:p>
                  </text:list-item>
                  <text:list-item>
                    <text:p>Ocupação (trabalha? Estuda?)</text:p>
                  </text:list-item>
                  <text:list-item>
                    <text:p>Escolaridade</text:p>
                  </text:list-item>
                  <text:list-item>
                    <text:p>Por que tem interesse em aprender Linux</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draw:frame presentation:style-name="pr1" draw:text-style-name="P1" draw:layer="layout" svg:width="25.199cm" svg:height="16.255cm" svg:x="1.4cm" svg:y="0.837cm" presentation:class="subtitle">
          <draw:text-box>
            <text:p>História do GNU/Linux</text:p>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presentation:user-transformed="true">
          <draw:text-box>
            <text:p>Pré-história</text:p>
          </draw:text-box>
        </draw:frame>
        <draw:frame presentation:style-name="pr4" draw:layer="layout" svg:width="25.199cm" svg:height="12.179cm" svg:x="1.4cm" svg:y="4.914cm" presentation:class="outline">
          <draw:text-box>
            <text:list text:style-name="L2">
              <text:list-item>
                <text:p>1965 – três gigantes americanos se unem para desenvolver um novo sistema operacional, o Multics. Foram o MIT, os Laboratórios Bell (Bell Labs) e a GE.</text:p>
              </text:list-item>
              <text:list-item>
                <text:p>1969 – alguns programadores dos Laboratórios Bell desenvolveram a primeira versão de um sistema operacional para o minicomputador Digital PDP-7. Chamaram de UNIX.</text:p>
              </text:list-item>
              <text:list-item>
                <text:p>1970-1979 – O Unix cresceu e se desenvolveu. Tal sistema foi escrito quase todo em C.</text:p>
              </text:list-item>
              <text:list-item>
                <text:p>1980-1990 – Surgiu o BSD (Berkeley Software Development) e o Unix se consolida.</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3.506cm" svg:x="1.4cm" svg:y="0.837cm" presentation:class="title">
          <draw:text-box>
            <text:p>Linux</text:p>
          </draw:text-box>
        </draw:frame>
        <draw:frame presentation:style-name="pr4" draw:layer="layout" svg:width="25.199cm" svg:height="12.179cm" svg:x="1.4cm" svg:y="4.914cm" presentation:class="outline">
          <draw:text-box>
            <text:list text:style-name="L2">
              <text:list-item>
                <text:p>1991 – Linus Torval na Finlândia decidiu portar o Unix para plataformas baseadas nos microprocessadores x86 da Intel (usados nos microcomputadores PC). Surge o Linux.</text:p>
              </text:list-item>
              <text:list-item>
                <text:p>1992-2000 – O Linux cresce e ganha simpatizantes. Surgem várias distribuições (versões de Linux com kits de aplicativos).</text:p>
              </text:list-item>
              <text:list-item>
                <text:p>2001-hoje – o Linux é usado tanto em servidores de datacenters (CPD) quanto em estações de trabalho de usuários (em empresas, residências etc).</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draw:frame presentation:style-name="pr1" draw:text-style-name="P1" draw:layer="layout" svg:width="25.199cm" svg:height="16.255cm" svg:x="1.4cm" svg:y="0.837cm" presentation:class="subtitle">
          <draw:text-box>
            <text:p>Software Livre</text:p>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layer="layout" svg:width="25.199cm" svg:height="3.506cm" svg:x="1.4cm" svg:y="0.837cm" presentation:class="title">
          <draw:text-box>
            <text:p>O que é</text:p>
          </draw:text-box>
        </draw:frame>
        <draw:frame presentation:style-name="pr4" draw:layer="layout" svg:width="25.199cm" svg:height="12.179cm" svg:x="1.4cm" svg:y="4.914cm" presentation:class="outline">
          <draw:text-box>
            <text:list text:style-name="L2">
              <text:list-item>
                <text:p>É o software que não tem um dono e é de domínio público (sob certas regras).</text:p>
              </text:list-item>
              <text:list-item>
                <text:p>Com o software livre, o usuário tem 4 liberdades:</text:p>
                <text:list>
                  <text:list-item>
                    <text:p>Executar</text:p>
                  </text:list-item>
                  <text:list-item>
                    <text:p>Estudar</text:p>
                  </text:list-item>
                  <text:list-item>
                    <text:p>Redistribuir</text:p>
                  </text:list-item>
                  <text:list-item>
                    <text:p>Distribuir</text:p>
                  </text:list-item>
                </text:list>
              </text:list-item>
              <text:list-item>
                <text:p>Difere do SCA – Software Código Aberto – que tem dono, mas o usuário pode estudar e modificar, mas tem de obter autorização.</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506cm" svg:x="1.4cm" svg:y="0.837cm" presentation:class="title">
          <draw:text-box>
            <text:p>Movimento mundial pelo software livre</text:p>
          </draw:text-box>
        </draw:frame>
        <draw:frame presentation:style-name="pr4" draw:layer="layout" svg:width="25.199cm" svg:height="12.179cm" svg:x="1.4cm" svg:y="4.914cm" presentation:class="outline">
          <draw:text-box>
            <text:list text:style-name="L2">
              <text:list-item>
                <text:p>Foi lançado em 1983 pelo hacker americano Richard Stallman.</text:p>
              </text:list-item>
              <text:list-item>
                <text:p>Uma importante organização do movimento de software livre é a FSF – Free Software Foundation (fsf.org).</text:p>
              </text:list-item>
              <text:list-item>
                <text:p>Outra importante organização é a OSI – Open Source Initiative (opensource.org).</text:p>
              </text:list-item>
            </text:list>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3.506cm" svg:x="1.4cm" svg:y="0.837cm" presentation:class="title">
          <draw:text-box>
            <text:p>Diferenças</text:p>
          </draw:text-box>
        </draw:frame>
        <draw:frame presentation:style-name="pr4" draw:layer="layout" svg:width="25.199cm" svg:height="12.179cm" svg:x="1.4cm" svg:y="4.914cm" presentation:class="outline">
          <draw:text-box>
            <text:list text:style-name="L2">
              <text:list-item>
                <text:p>Software livre – sem restrições, mas pode ser pago.</text:p>
              </text:list-item>
              <text:list-item>
                <text:p>Software freeware – tem um dono, é grátis, código fonte não aberto.</text:p>
              </text:list-item>
              <text:list-item>
                <text:p>Software shareware – tem um dono, é grátis, mas tem limitações (funcionalidades, tempo de uso etc).</text:p>
              </text:list-item>
              <text:list-item>
                <text:p>Software proprietário – pago e com código fechado.</text:p>
              </text:list-item>
              <text:list-item>
                <text:p>Software como um serviço (SaaS) – o usuário não instala o software. Baixa a partir do servidor do vendedor e executa, mas o software é apagado após o uso.</text:p>
              </text:list-item>
            </text:list>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draw:frame presentation:style-name="pr1" draw:text-style-name="P1" draw:layer="layout" svg:width="25.199cm" svg:height="16.255cm" svg:x="1.4cm" svg:y="0.837cm" presentation:class="subtitle">
          <draw:text-box>
            <text:p>Distribuições Linux/Gnu</text:p>
          </draw:text-box>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layer="layout" svg:width="25.199cm" svg:height="3.506cm" svg:x="1.4cm" svg:y="0.837cm" presentation:class="title">
          <draw:text-box>
            <text:p>Distribuições Linux</text:p>
          </draw:text-box>
        </draw:frame>
        <draw:frame presentation:style-name="pr4" draw:layer="layout" svg:width="25.199cm" svg:height="12.179cm" svg:x="1.4cm" svg:y="4.914cm" presentation:class="outline">
          <draw:text-box>
            <text:list text:style-name="L2">
              <text:list-item>
                <text:p>Debian</text:p>
              </text:list-item>
              <text:list-item>
                <text:p>Slackware</text:p>
              </text:list-item>
              <text:list-item>
                <text:p>Suse-Novell</text:p>
              </text:list-item>
              <text:list-item>
                <text:p>Corel Linux</text:p>
              </text:list-item>
              <text:list-item>
                <text:p>Caldera Open Linux</text:p>
              </text:list-item>
              <text:list-item>
                <text:p>Ubuntu</text:p>
              </text:list-item>
              <text:list-item>
                <text:p>Red Hat Linux</text:p>
              </text:list-item>
              <text:list-item>
                <text:p>Kali Linux</text:p>
              </text:list-item>
              <text:list-item>
                <text:p>Outras</text:p>
              </text:list-item>
            </text:list>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Debian</text:p>
          </draw:text-box>
        </draw:frame>
        <draw:frame presentation:style-name="pr4" draw:layer="layout" svg:width="25.199cm" svg:height="12.179cm" svg:x="1.4cm" svg:y="4.914cm" presentation:class="outline">
          <draw:text-box>
            <text:list text:style-name="L2">
              <text:list-item>
                <text:p>Uma das distribuições mais livres.</text:p>
              </text:list-item>
              <text:list-item>
                <text:p>Surgiu em 1993.</text:p>
              </text:list-item>
              <text:list-item>
                <text:p>Possui muita documentação.</text:p>
              </text:list-item>
              <text:list-item>
                <text:p>Está bem testada.</text:p>
              </text:list-item>
              <text:list-item>
                <text:p>Tem milhares de aplicativos.</text:p>
              </text:list-item>
              <text:list-item>
                <text:p>É administrada por debian.org</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Kali Linux</text:p>
          </draw:text-box>
        </draw:frame>
        <draw:frame presentation:style-name="pr4" draw:layer="layout" svg:width="25.199cm" svg:height="12.179cm" svg:x="1.4cm" svg:y="4.914cm" presentation:class="outline">
          <draw:text-box>
            <text:list text:style-name="L2">
              <text:list-item>
                <text:p>Usada por pentesters profissionais ou amadores.</text:p>
              </text:list-item>
              <text:list-item>
                <text:p>Baseada no Debian.</text:p>
              </text:list-item>
              <text:list-item>
                <text:p>Vem com dezenas de ferramentas para identificar vulnerabilidades, atacar redes e sistemas, fazer relatórios etc.</text:p>
              </text:list-item>
              <text:list-item>
                <text:p>Administrada pela offensivesecurity.com, uma empresa.</text:p>
              </text:list-item>
            </text:list>
          </draw:text-box>
        </draw:frame>
        <presentation:notes draw:style-name="dp2">
          <draw:page-thumbnail draw:style-name="gr1"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3.506cm" svg:x="1.4cm" svg:y="0.837cm" presentation:class="title">
          <draw:text-box>
            <text:p>Ubuntu</text:p>
          </draw:text-box>
        </draw:frame>
        <draw:frame presentation:style-name="pr4" draw:layer="layout" svg:width="25.199cm" svg:height="12.179cm" svg:x="1.4cm" svg:y="4.914cm" presentation:class="outline">
          <draw:text-box>
            <text:list text:style-name="L2">
              <text:list-item>
                <text:p>A mais popular das distribuições entre usuários de Linux para estações de trabalho (desktop, notebook).</text:p>
              </text:list-item>
              <text:list-item>
                <text:p>Tem interface gráfica amigável.</text:p>
              </text:list-item>
              <text:list-item>
                <text:p>Possui “sabores” diferentes!</text:p>
              </text:list-item>
              <text:list-item>
                <text:p>É administrada pela ubuntu.com e canonical.com, empresas.</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draw:text-box>
            <text:p>Como escolher a sua distribuição</text:p>
          </draw:text-box>
        </draw:frame>
        <draw:frame presentation:style-name="pr4" draw:layer="layout" svg:width="25.199cm" svg:height="12.179cm" svg:x="1.4cm" svg:y="4.914cm" presentation:class="outline">
          <draw:text-box>
            <text:list text:style-name="L2">
              <text:list-item>
                <text:p>A primeira pergunta deve ser: vai ser usada em servidor ou em estação de trabalho?</text:p>
              </text:list-item>
              <text:list-item>
                <text:p>O servidor é pequeno ou grande?</text:p>
              </text:list-item>
              <text:list-item>
                <text:p>A estação de trabalho será usada por um leigo ou um profissional?</text:p>
              </text:list-item>
              <text:list-item>
                <text:p>Escolha sua distribuição de acordo com o uso e com o tipo de profissional que vai com ela trabalhar.</text:p>
              </text:list-item>
            </text:list>
          </draw:text-box>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text-style-name="P3" draw:layer="layout" svg:width="25.199cm" svg:height="3.506cm" svg:x="1.4cm" svg:y="0.837cm" presentation:class="title">
          <draw:text-box>
            <text:p><text:span text:style-name="T2">Qual distribuição você usa?</text:span></text:p>
          </draw:text-box>
        </draw:frame>
        <draw:frame presentation:style-name="pr4" draw:layer="layout" svg:width="25.199cm" svg:height="12.179cm" svg:x="1.4cm" svg:y="4.914cm" presentation:class="outline">
          <draw:text-box>
            <text:list text:style-name="L2">
              <text:list-item>
                <text:p>Identificar as distribuições usadas pelos alunos da turma.</text:p>
              </text:list-item>
              <text:list-item>
                <text:p>Por que escolheu essa?</text:p>
              </text:list-item>
              <text:list-item>
                <text:p>Comentar diferenças e similaridades.</text:p>
              </text:list-item>
              <text:list-item>
                <text:p>Explicar que uma mesma “distro” pode estar diferente da outra a depender do que foi instalado ou trocado (shell, interface gráfica (skin), aplicativos).</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draw:frame presentation:style-name="pr1" draw:text-style-name="P1" draw:layer="layout" svg:width="25.199cm" svg:height="16.255cm" svg:x="1.4cm" svg:y="0.837cm" presentation:class="subtitle">
          <draw:text-box>
            <text:p>Um sistema operacional por dentro</text:p>
          </draw:text-box>
        </draw:frame>
        <presentation:notes draw:style-name="dp2">
          <draw:page-thumbnail draw:style-name="gr1" draw:layer="layout" svg:width="14.848cm" svg:height="11.136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5" draw:layer="layout" svg:width="25.199cm" svg:height="3.506cm" svg:x="1.4cm" svg:y="0.837cm" presentation:class="title">
          <draw:text-box>
            <text:p>O que é um sistema operacional</text:p>
          </draw:text-box>
        </draw:frame>
        <draw:frame presentation:style-name="pr4" draw:layer="layout" svg:width="25.199cm" svg:height="12.179cm" svg:x="1.4cm" svg:y="4.914cm" presentation:class="outline" presentation:user-transformed="true">
          <draw:text-box>
            <text:list text:style-name="L2">
              <text:list-item>
                <text:p>O computador é um conjunto de componentes eletrônicos, uma máquina.</text:p>
              </text:list-item>
              <text:list-item>
                <text:p>Para tal máquina funcionar, precisa de um conjunto de programas chamado de Sistema Operacional. </text:p>
              </text:list-item>
              <text:list-item>
                <text:p>O Linux/Gnu é um SO. O Windows é um SO. O UNIX é um SO. O iOS é um SO. O Android é um SO. </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layer="layout" svg:width="25.199cm" svg:height="3.506cm" svg:x="1.4cm" svg:y="0.837cm" presentation:class="title">
          <draw:text-box>
            <text:p>O que acontece quando se liga um computador</text:p>
          </draw:text-box>
        </draw:frame>
        <draw:frame presentation:style-name="pr4" draw:layer="layout" svg:width="25.199cm" svg:height="12.179cm" svg:x="1.4cm" svg:y="4.914cm" presentation:class="outline">
          <draw:text-box>
            <text:list text:style-name="L2">
              <text:list-item>
                <text:p>O microprocessador do computador começa executando um pequeno programa localizado numa parte de sua memória chamada de BIOS.</text:p>
              </text:list-item>
              <text:list-item>
                <text:p>Esse programa traz para a memória, um outro programinha existente no disco rígido ou no DVD ou pendrive que contém o SO.</text:p>
              </text:list-item>
              <text:list-item>
                <text:p>E este programinha puxa o conjunto de programas necessários ao funcionamento do computador, o SO propriamente dito e os programas de apoio para acessar os periféricos chamados de drivers (para mouse, teclado, monitor, disco, placa de rede etc).</text:p>
              </text:list-item>
              <text:list-item>
                <text:p>Após se instalar, o SO fica aguardando o usuário dar algum comando ou chamar algum aplicativo para trabalhar.</text:p>
              </text:list-item>
            </text:list>
          </draw:text-box>
        </draw:frame>
        <presentation:notes draw:style-name="dp2">
          <draw:page-thumbnail draw:style-name="gr1"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draw:frame presentation:style-name="pr6" draw:layer="layout" svg:width="25.199cm" svg:height="1.963cm" svg:x="1.4cm" svg:y="0.837cm" presentation:class="title" presentation:user-transformed="true">
          <draw:text-box>
            <text:p>Arquitetura de um SO</text:p>
          </draw:text-box>
        </draw:frame>
        <draw:custom-shape draw:style-name="gr2" draw:text-style-name="P5" draw:layer="layout" svg:width="12.6cm" svg:height="12.6cm" svg:x="7.6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10.2cm" svg:height="10cm" svg:x="8.8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7cm" svg:height="7cm" svg:x="10.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4.8cm" svg:height="4.8cm" svg:x="11.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2.8cm" svg:height="2.8cm" svg:x="12.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0" draw:layer="layout" svg:x1="4.6cm" svg:y1="4cm" svg:x2="10.4cm" svg:y2="5.6cm">
          <text:p/>
        </draw:line>
        <draw:line draw:style-name="gr7" draw:text-style-name="P10" draw:layer="layout" svg:x1="19.8cm" svg:y1="4.4cm" svg:x2="16.2cm" svg:y2="6.8cm">
          <text:p/>
        </draw:line>
        <draw:line draw:style-name="gr7" draw:text-style-name="P10" draw:layer="layout" svg:x1="5.2cm" svg:y1="12.6cm" svg:x2="11cm" svg:y2="11.2cm">
          <text:p/>
        </draw:line>
        <draw:line draw:style-name="gr7" draw:text-style-name="P10" draw:layer="layout" svg:x1="23.2cm" svg:y1="13.2cm" svg:x2="15.6cm" svg:y2="11cm">
          <text:p/>
        </draw:line>
        <draw:line draw:style-name="gr7" draw:text-style-name="P10" draw:layer="layout" svg:x1="10.8cm" svg:y1="17.8cm" svg:x2="13.8cm" svg:y2="10.4cm">
          <text:p/>
        </draw:line>
        <draw:frame draw:style-name="gr8" draw:text-style-name="P11" draw:layer="layout" svg:width="3.529cm" svg:height="0.962cm" svg:x="2.4cm" svg:y="3.1cm">
          <draw:text-box>
            <text:p>Aplicativos</text:p>
          </draw:text-box>
        </draw:frame>
        <draw:frame draw:style-name="gr9" draw:text-style-name="P11" draw:layer="layout" svg:width="4.9cm" svg:height="0.962cm" svg:x="0.8cm" svg:y="12.838cm">
          <draw:text-box>
            <text:p>Núcleo (Kernel)</text:p>
          </draw:text-box>
        </draw:frame>
        <draw:frame draw:style-name="gr10" draw:text-style-name="P11" draw:layer="layout" svg:width="4.304cm" svg:height="0.962cm" svg:x="20.271cm" svg:y="3.8cm">
          <draw:text-box>
            <text:p>Casca (Shell)</text:p>
          </draw:text-box>
        </draw:frame>
        <draw:frame draw:style-name="gr11" draw:text-style-name="P11" draw:layer="layout" svg:width="4.02cm" svg:height="1.673cm" svg:x="23.671cm" svg:y="13.238cm">
          <draw:text-box>
            <text:p>Acionadores</text:p>
            <text:p>(Drivers)</text:p>
          </draw:text-box>
        </draw:frame>
        <draw:frame draw:style-name="gr12" draw:text-style-name="P11" draw:layer="layout" svg:width="4.232cm" svg:height="1.673cm" svg:x="8.8cm" svg:y="18.2cm">
          <draw:text-box>
            <text:p>Equipamento</text:p>
            <text:p>(Hardware)</text:p>
          </draw:text-box>
        </draw:frame>
        <presentation:notes draw:style-name="dp2">
          <draw:page-thumbnail draw:style-name="gr1" draw:layer="layout" svg:width="14.848cm" svg:height="11.136cm" svg:x="3.075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draw:frame presentation:style-name="pr7" draw:layer="layout" svg:width="25.199cm" svg:height="1.763cm" svg:x="1.4cm" svg:y="0.837cm" presentation:class="title" presentation:user-transformed="true">
          <draw:text-box>
            <text:p>Arquitetura</text:p>
          </draw:text-box>
        </draw:frame>
        <draw:custom-shape draw:style-name="gr13" draw:text-style-name="P5" draw:layer="layout" svg:width="7.8cm" svg:height="2cm" svg:x="10cm" svg:y="18cm">
          <text:p text:style-name="P5">Equipamento (Hardware)</text:p>
          <draw:enhanced-geometry svg:viewBox="0 0 21600 21600" draw:type="rectangle" draw:enhanced-path="M 0 0 L 21600 0 21600 21600 0 21600 0 0 Z N"/>
        </draw:custom-shape>
        <draw:custom-shape draw:style-name="gr13" draw:text-style-name="P5" draw:layer="layout" svg:width="7.8cm" svg:height="2cm" svg:x="10cm" svg:y="14.4cm">
          <text:p text:style-name="P5">Acionadores (Drivers)</text:p>
          <draw:enhanced-geometry svg:viewBox="0 0 21600 21600" draw:type="rectangle" draw:enhanced-path="M 0 0 L 21600 0 21600 21600 0 21600 0 0 Z N"/>
        </draw:custom-shape>
        <draw:custom-shape draw:style-name="gr13" draw:text-style-name="P5" draw:layer="layout" svg:width="7.8cm" svg:height="2cm" svg:x="10cm" svg:y="10.8cm">
          <text:p text:style-name="P5">Núcleo (Kernel)</text:p>
          <draw:enhanced-geometry svg:viewBox="0 0 21600 21600" draw:type="rectangle" draw:enhanced-path="M 0 0 L 21600 0 21600 21600 0 21600 0 0 Z N"/>
        </draw:custom-shape>
        <draw:custom-shape draw:style-name="gr13" draw:text-style-name="P5" draw:layer="layout" svg:width="7.8cm" svg:height="2cm" svg:x="10cm" svg:y="7.4cm">
          <text:p text:style-name="P5">Casca (Shell)</text:p>
          <draw:enhanced-geometry svg:viewBox="0 0 21600 21600" draw:type="rectangle" draw:enhanced-path="M 0 0 L 21600 0 21600 21600 0 21600 0 0 Z N"/>
        </draw:custom-shape>
        <draw:custom-shape draw:style-name="gr13" draw:text-style-name="P5" draw:layer="layout" svg:width="7.8cm" svg:height="2cm" svg:x="10cm" svg:y="4.2cm">
          <text:p text:style-name="P5">Emulador de Terminal </text:p>
          <text:p text:style-name="P5">e Outros Aplicativos</text:p>
          <draw:enhanced-geometry svg:viewBox="0 0 21600 21600" draw:type="rectangle" draw:enhanced-path="M 0 0 L 21600 0 21600 21600 0 21600 0 0 Z N"/>
        </draw:custom-shape>
        <draw:line draw:style-name="gr7" draw:text-style-name="P10" draw:layer="layout" svg:x1="12.6cm" svg:y1="6.2cm" svg:x2="12.6cm" svg:y2="7.4cm">
          <text:p/>
        </draw:line>
        <draw:line draw:style-name="gr7" draw:text-style-name="P10" draw:layer="layout" svg:x1="15cm" svg:y1="7.4cm" svg:x2="15cm" svg:y2="6.2cm">
          <text:p/>
        </draw:line>
        <draw:line draw:style-name="gr7" draw:text-style-name="P10" draw:layer="layout" svg:x1="12.6cm" svg:y1="9.4cm" svg:x2="12.6cm" svg:y2="10.8cm">
          <text:p/>
        </draw:line>
        <draw:line draw:style-name="gr7" draw:text-style-name="P10" draw:layer="layout" svg:x1="15cm" svg:y1="10.8cm" svg:x2="15cm" svg:y2="9.4cm">
          <text:p/>
        </draw:line>
        <draw:line draw:style-name="gr7" draw:text-style-name="P10" draw:layer="layout" svg:x1="12.4cm" svg:y1="12.8cm" svg:x2="12.4cm" svg:y2="14.4cm">
          <text:p/>
        </draw:line>
        <draw:line draw:style-name="gr7" draw:text-style-name="P10" draw:layer="layout" svg:x1="15cm" svg:y1="14.4cm" svg:x2="15cm" svg:y2="12.8cm">
          <text:p/>
        </draw:line>
        <draw:line draw:style-name="gr7" draw:text-style-name="P10" draw:layer="layout" svg:x1="12.4cm" svg:y1="16.4cm" svg:x2="12.4cm" svg:y2="18cm">
          <text:p/>
        </draw:line>
        <draw:line draw:style-name="gr7" draw:text-style-name="P10" draw:layer="layout" svg:x1="15cm" svg:y1="18cm" svg:x2="15cm" svg:y2="16.4cm">
          <text:p/>
        </draw:line>
        <draw:custom-shape draw:style-name="gr14" draw:text-style-name="P12" draw:layer="layout" svg:width="11.2cm" svg:height="13.8cm" svg:x="8.2cm" svg:y="3.6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draw:frame presentation:style-name="pr1" draw:text-style-name="P1" draw:layer="layout" svg:width="25.199cm" svg:height="16.255cm" svg:x="1.4cm" svg:y="0.837cm" presentation:class="subtitle">
          <draw:text-box>
            <text:p>O Sistema Operacional GNU/Linux</text:p>
          </draw:text-box>
        </draw:frame>
        <presentation:notes draw:style-name="dp2">
          <draw:page-thumbnail draw:style-name="gr1" draw:layer="layout" svg:width="14.848cm" svg:height="11.136cm" svg:x="3.075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5" draw:layer="layout" svg:width="25.199cm" svg:height="3.506cm" svg:x="1.4cm" svg:y="0.837cm" presentation:class="title">
          <draw:text-box>
            <text:p>O que é o Linux/Gnu</text:p>
          </draw:text-box>
        </draw:frame>
        <draw:frame presentation:style-name="pr4" draw:layer="layout" svg:width="25.199cm" svg:height="12.179cm" svg:x="1.4cm" svg:y="4.914cm" presentation:class="outline">
          <draw:text-box>
            <text:list text:style-name="L2">
              <text:list-item>
                <text:p>É um sistema operacional multiusuário, livre, bem estável, criado originalmente por comunidade de software livre, disponível em múltiplas versões de núcleos (kernels) e de shells, formando múltiplas distribuições à medida que se compõe kernel, shell e aplicativos.</text:p>
              </text:list-item>
              <text:list-item>
                <text:p>Está disponível para rodar em processadores Intel, AMD etc.</text:p>
              </text:list-item>
            </text:list>
          </draw:text-box>
        </draw:frame>
        <presentation:notes draw:style-name="dp2">
          <draw:page-thumbnail draw:style-name="gr1" draw:layer="layout" svg:width="14.848cm" svg:height="11.136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5" draw:layer="layout" svg:width="25.199cm" svg:height="3.506cm" svg:x="1.4cm" svg:y="0.837cm" presentation:class="title">
          <draw:text-box>
            <text:p>Quem usa hoje</text:p>
          </draw:text-box>
        </draw:frame>
        <draw:frame presentation:style-name="pr4" draw:layer="layout" svg:width="25.199cm" svg:height="12.179cm" svg:x="1.4cm" svg:y="4.914cm" presentation:class="outline" presentation:user-transformed="true">
          <draw:text-box>
            <text:list text:style-name="L2">
              <text:list-item>
                <text:p>CPD ou Datacenter – usam o Linux/Gnu em computadores de grande capacidade de processamento para atividades como servidores de domínio, correio eletrônico, servidores de arquivos, servidores de bancos de dados, servidores Web etc. Quem opera tais computadores são profissionais de TIC conhecidos como Administradores de Servidores.</text:p>
              </text:list-item>
              <text:list-item>
                <text:p>Usuários – usam em estações de trabalho em residências ou escritórios, ligados a servidores via rede local ou a Internet, via provedores. Podem usar para <text:s/>aplicações as mais diversas: editores de textos, planilhas, apresentações, editoração gráfica, desenvolvimento de “sites”, navegação na Web, correio eletrônico, desenvolvimento de software etc.</text:p>
              </text:list-item>
              <text:list-item>
                <text:p>Equipamentos especiais – usam rodando aplicativos especiais como automação bancária, automação predial, automação industrial, automação comercial etc.</text:p>
              </text:list-item>
            </text:list>
          </draw:text-box>
        </draw:frame>
        <presentation:notes draw:style-name="dp2">
          <draw:page-thumbnail draw:style-name="gr1" draw:layer="layout" svg:width="14.848cm" svg:height="11.136cm" svg:x="3.075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32">
        <draw:frame presentation:style-name="pr1" draw:text-style-name="P1" draw:layer="layout" svg:width="25.199cm" svg:height="16.255cm" svg:x="1.4cm" svg:y="0.837cm" presentation:class="subtitle">
          <draw:text-box>
            <text:p>Um pouco de hardware</text:p>
          </draw:text-box>
        </draw:frame>
        <presentation:notes draw:style-name="dp2">
          <draw:page-thumbnail draw:style-name="gr1" draw:layer="layout" svg:width="14.848cm" svg:height="11.136cm" svg:x="3.075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draw:frame presentation:style-name="pr5" draw:layer="layout" svg:width="25.199cm" svg:height="3.506cm" svg:x="1.4cm" svg:y="0.837cm" presentation:class="title">
          <draw:text-box>
            <text:p>Computador Desktop típico</text:p>
          </draw:text-box>
        </draw:frame>
        <draw:custom-shape draw:style-name="gr15" draw:text-style-name="P5" draw:layer="layout" svg:width="7.2cm" svg:height="2.6cm" svg:x="10.2cm" svg:y="11cm">
          <text:p/>
          <draw:enhanced-geometry svg:viewBox="0 0 21600 21600" draw:type="rectangle" draw:enhanced-path="M 0 0 L 21600 0 21600 21600 0 21600 0 0 Z N"/>
        </draw:custom-shape>
        <draw:custom-shape draw:style-name="gr16" draw:text-style-name="P13" draw:layer="layout" svg:width="4.8cm" svg:height="3.4cm" svg:x="11.4cm" svg:y="7.6cm">
          <text:p/>
          <draw:enhanced-geometry svg:viewBox="0 0 21600 21600" draw:type="rectangle" draw:enhanced-path="M 0 0 L 21600 0 21600 21600 0 21600 0 0 Z N"/>
        </draw:custom-shape>
        <draw:custom-shape draw:style-name="gr17" draw:text-style-name="P6" draw:layer="layout" svg:width="4.6cm" svg:height="2.8cm" svg:x="21.2cm" svg:y="11cm">
          <text:p/>
          <draw:enhanced-geometry svg:viewBox="0 0 21600 21600" draw:type="rectangle" draw:enhanced-path="M 0 0 L 21600 0 21600 21600 0 21600 0 0 Z N"/>
        </draw:custom-shape>
        <draw:custom-shape draw:style-name="gr18" draw:text-style-name="P6" draw:layer="layout" svg:width="2.8cm" svg:height="0.4cm" svg:x="22cm" svg:y="10.6cm">
          <text:p/>
          <draw:enhanced-geometry svg:viewBox="0 0 21600 21600" draw:type="rectangle" draw:enhanced-path="M 0 0 L 21600 0 21600 21600 0 21600 0 0 Z N"/>
        </draw:custom-shape>
        <draw:custom-shape draw:style-name="gr19" draw:text-style-name="P5" draw:layer="layout" svg:width="5.8cm" svg:height="0.8cm" svg:x="11cm" svg:y="14.8cm">
          <text:p/>
          <draw:enhanced-geometry svg:viewBox="0 0 21600 21600" draw:type="rectangle" draw:enhanced-path="M 0 0 L 21600 0 21600 21600 0 21600 0 0 Z N"/>
        </draw:custom-shape>
        <draw:custom-shape draw:style-name="gr20" draw:text-style-name="P5" draw:layer="layout" svg:width="0.4cm" svg:height="1cm" svg:x="18.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1" draw:text-style-name="P10" draw:layer="layout" svg:width="2.669cm" svg:height="1.61cm" draw:transform="skewX (0.424115008234622) rotate (2.23995556200952) translate (9.93955144019737cm 15.3386847597694cm)" svg:viewBox="0 0 2670 1611" svg:d="M0 979c322 92 516-283 738-489 246-229 519-408 812-480 254-62 468 177 708 208 280 37 467 412 398 743l-118 271-162 247-123 132">
          <text:p/>
        </draw:path>
        <draw:path draw:style-name="gr21" draw:text-style-name="P10" draw:layer="layout" svg:width="2.123cm" svg:height="2.057cm" draw:transform="rotate (1.21422556061246) translate (16.7254274194427cm 14.1145604291299cm)" svg:viewBox="0 0 2124 2058" svg:d="M0 2032c379 83 754-47 1082-209 369-182 620-541 829-890l213-466-59-365-38-102">
          <text:p/>
        </draw:path>
        <draw:path draw:style-name="gr21" draw:text-style-name="P10" draw:layer="layout" svg:width="3.843cm" svg:height="0.248cm" draw:transform="rotate (-0.163711883837069) translate (17.4339455731718cm 11.7742758558595cm)" svg:viewBox="0 0 3844 249" svg:d="M0 6c375-30 738 63 1115 72 385 10 767 95 1155 103 382 8 769 4 1150 68l357-59 67-48">
          <text:p/>
        </draw:path>
        <draw:custom-shape draw:style-name="gr22" draw:text-style-name="P5" draw:layer="layout" svg:width="2.8cm" svg:height="1.4cm" svg:x="3.6cm" svg:y="11.4cm">
          <text:p/>
          <draw:enhanced-geometry svg:viewBox="0 0 21600 21600" draw:type="rectangle" draw:enhanced-path="M 0 0 L 21600 0 21600 21600 0 21600 0 0 Z N"/>
        </draw:custom-shape>
        <draw:path draw:style-name="gr21" draw:text-style-name="P10" draw:layer="layout" svg:width="3.805cm" svg:height="0.45cm" svg:x="6.451cm" svg:y="12.09cm" svg:viewBox="0 0 3806 451" svg:d="M0 16c362 0 725 0 1088 0 374 0 749-21 1123 0 364 22 765-113 1088 145l362 290h145">
          <text:p/>
        </draw:path>
        <draw:line draw:style-name="gr7" draw:text-style-name="P10" draw:layer="layout" svg:x1="3.6cm" svg:y1="14.6cm" svg:x2="4.6cm" svg:y2="13cm">
          <text:p/>
        </draw:line>
        <draw:frame draw:style-name="gr23" draw:text-style-name="P11" draw:layer="layout" svg:width="4.6cm" svg:height="0.962cm" svg:x="2cm" svg:y="14.8cm">
          <draw:text-box>
            <text:p>Roteador</text:p>
          </draw:text-box>
        </draw:frame>
        <draw:line draw:style-name="gr7" draw:text-style-name="P10" draw:layer="layout" svg:x1="8.2cm" svg:y1="7cm" svg:x2="11.2cm" svg:y2="9cm">
          <text:p/>
        </draw:line>
        <draw:frame draw:style-name="gr23" draw:text-style-name="P11" draw:layer="layout" svg:width="4cm" svg:height="0.962cm" svg:x="6.4cm" svg:y="6cm">
          <draw:text-box>
            <text:p>Monitor</text:p>
          </draw:text-box>
        </draw:frame>
        <draw:line draw:style-name="gr7" draw:text-style-name="P10" draw:layer="layout" svg:x1="20.6cm" svg:y1="8.4cm" svg:x2="17.6cm" svg:y2="11.4cm">
          <text:p/>
        </draw:line>
        <draw:frame draw:style-name="gr23" draw:text-style-name="P11" draw:layer="layout" svg:width="3.8cm" svg:height="0.962cm" svg:x="19.6cm" svg:y="7.6cm">
          <draw:text-box>
            <text:p>Console</text:p>
          </draw:text-box>
        </draw:frame>
        <draw:line draw:style-name="gr7" draw:text-style-name="P10" draw:layer="layout" svg:x1="24cm" svg:y1="16.8cm" svg:x2="23cm" svg:y2="14cm">
          <text:p/>
        </draw:line>
        <draw:line draw:style-name="gr7" draw:text-style-name="P10" draw:layer="layout" svg:x1="17.2cm" svg:y1="17.2cm" svg:x2="18.4cm" svg:y2="16cm">
          <text:p/>
        </draw:line>
        <draw:line draw:style-name="gr7" draw:text-style-name="P10" draw:layer="layout" svg:x1="9.4cm" svg:y1="17.2cm" svg:x2="11.6cm" svg:y2="16cm">
          <text:p/>
        </draw:line>
        <draw:frame draw:style-name="gr23" draw:text-style-name="P11" draw:layer="layout" svg:width="4.2cm" svg:height="0.962cm" svg:x="22.6cm" svg:y="17.2cm">
          <draw:text-box>
            <text:p>Impressora</text:p>
          </draw:text-box>
        </draw:frame>
        <draw:frame draw:style-name="gr23" draw:text-style-name="P11" draw:layer="layout" svg:width="4cm" svg:height="0.962cm" svg:x="15.4cm" svg:y="17.4cm">
          <draw:text-box>
            <text:p>Mouse</text:p>
          </draw:text-box>
        </draw:frame>
        <draw:frame draw:style-name="gr23" draw:text-style-name="P11" draw:layer="layout" svg:width="4.6cm" svg:height="0.962cm" svg:x="7.2cm" svg:y="17.4cm">
          <draw:text-box>
            <text:p>Teclado</text:p>
          </draw:text-box>
        </draw:frame>
        <presentation:notes draw:style-name="dp2">
          <draw:page-thumbnail draw:style-name="gr1" draw:layer="layout" svg:width="14.848cm" svg:height="11.136cm" svg:x="3.075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draw:frame presentation:style-name="pr5" draw:layer="layout" svg:width="25.199cm" svg:height="3.506cm" svg:x="1.4cm" svg:y="0.837cm" presentation:class="title">
          <draw:text-box>
            <text:p>Computador Notebook típico</text:p>
          </draw:text-box>
        </draw:frame>
        <draw:custom-shape draw:style-name="gr17" draw:text-style-name="P6" draw:layer="layout" svg:width="4.6cm" svg:height="2.8cm" svg:x="21.2cm" svg:y="11cm">
          <text:p/>
          <draw:enhanced-geometry svg:viewBox="0 0 21600 21600" draw:type="rectangle" draw:enhanced-path="M 0 0 L 21600 0 21600 21600 0 21600 0 0 Z N"/>
        </draw:custom-shape>
        <draw:custom-shape draw:style-name="gr18" draw:text-style-name="P6" draw:layer="layout" svg:width="2.8cm" svg:height="0.4cm" svg:x="22cm" svg:y="10.6cm">
          <text:p/>
          <draw:enhanced-geometry svg:viewBox="0 0 21600 21600" draw:type="rectangle" draw:enhanced-path="M 0 0 L 21600 0 21600 21600 0 21600 0 0 Z N"/>
        </draw:custom-shape>
        <draw:path draw:style-name="gr21" draw:text-style-name="P10" draw:layer="layout" svg:width="4.273cm" svg:height="0.249cm" draw:transform="skewX (0.035081117965086) rotate (-0.146956723017923) translate (17.0010492105246cm 11.7743001118141cm)" svg:viewBox="0 0 4274 250" svg:d="M0 6c417-30 821 63 1239 72 429 10 854 96 1285 104 425 8 855 4 1279 68l397-59 74-48">
          <text:p/>
        </draw:path>
        <draw:custom-shape draw:style-name="gr22" draw:text-style-name="P5" draw:layer="layout" svg:width="2.8cm" svg:height="1.4cm" svg:x="3.6cm" svg:y="11.4cm">
          <text:p/>
          <draw:enhanced-geometry svg:viewBox="0 0 21600 21600" draw:type="rectangle" draw:enhanced-path="M 0 0 L 21600 0 21600 21600 0 21600 0 0 Z N"/>
        </draw:custom-shape>
        <draw:line draw:style-name="gr7" draw:text-style-name="P10" draw:layer="layout" svg:x1="3.6cm" svg:y1="14.6cm" svg:x2="4.6cm" svg:y2="13cm">
          <text:p/>
        </draw:line>
        <draw:frame draw:style-name="gr24" draw:text-style-name="P14" draw:layer="layout" svg:width="4.6cm" svg:height="1.673cm" svg:x="2cm" svg:y="14.8cm">
          <draw:text-box>
            <text:p><text:span text:style-name="T3">Roteador</text:span></text:p>
            <text:p><text:span text:style-name="T3">Sem fio</text:span></text:p>
          </draw:text-box>
        </draw:frame>
        <draw:line draw:style-name="gr7" draw:text-style-name="P10" draw:layer="layout" svg:x1="24cm" svg:y1="16.8cm" svg:x2="23cm" svg:y2="14cm">
          <text:p/>
        </draw:line>
        <draw:frame draw:style-name="gr23" draw:text-style-name="P14" draw:layer="layout" svg:width="4.2cm" svg:height="0.962cm" svg:x="22.6cm" svg:y="17.2cm">
          <draw:text-box>
            <text:p><text:span text:style-name="T3">Impressora</text:span></text:p>
          </draw:text-box>
        </draw:frame>
        <draw:custom-shape draw:style-name="gr25" draw:text-style-name="P15" draw:layer="layout" svg:width="6.6cm" svg:height="3.2cm" svg:x="10.4cm" svg:y="11.4cm">
          <text:p/>
          <draw:enhanced-geometry svg:viewBox="0 0 21600 21600" draw:type="rectangle" draw:enhanced-path="M 0 0 L 21600 0 21600 21600 0 21600 0 0 Z N"/>
        </draw:custom-shape>
        <draw:custom-shape draw:style-name="gr26" draw:text-style-name="P5" draw:layer="layout" svg:width="6.6cm" svg:height="3cm" svg:x="10.4cm" svg:y="8.4cm">
          <text:p/>
          <draw:enhanced-geometry svg:viewBox="0 0 21600 21600" draw:type="rectangle" draw:enhanced-path="M 0 0 L 21600 0 21600 21600 0 21600 0 0 Z N"/>
        </draw:custom-shape>
        <draw:line draw:style-name="gr27" draw:text-style-name="P10" draw:layer="layout" svg:x1="4cm" svg:y1="10.4cm" svg:x2="4.4cm" svg:y2="11.4cm">
          <text:p/>
        </draw:line>
        <draw:line draw:style-name="gr27" draw:text-style-name="P10" draw:layer="layout" svg:x1="6.2cm" svg:y1="10.4cm" svg:x2="5.6cm" svg:y2="11.4cm">
          <text:p/>
        </draw:line>
        <draw:line draw:style-name="gr7" draw:text-style-name="P10" draw:layer="layout" svg:x1="12.4cm" svg:y1="16.4cm" svg:x2="13cm" svg:y2="14.6cm">
          <text:p/>
        </draw:line>
        <draw:frame draw:style-name="gr23" draw:text-style-name="P11" draw:layer="layout" svg:width="4cm" svg:height="0.962cm" svg:x="10.4cm" svg:y="16.6cm">
          <draw:text-box>
            <text:p>Notebook</text:p>
          </draw:text-box>
        </draw:frame>
        <presentation:notes draw:style-name="dp2">
          <draw:page-thumbnail draw:style-name="gr1"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draw:frame presentation:style-name="pr5" draw:layer="layout" svg:width="25.199cm" svg:height="3.506cm" svg:x="1.4cm" svg:y="0.837cm" presentation:class="title">
          <draw:text-box>
            <text:p>Por dentro (modelo simplificado)</text:p>
          </draw:text-box>
        </draw:frame>
        <draw:line draw:style-name="gr28" draw:text-style-name="P10" draw:layer="layout" svg:x1="2.2cm" svg:y1="10.2cm" svg:x2="25.6cm" svg:y2="10.2cm">
          <text:p/>
        </draw:line>
        <draw:custom-shape draw:style-name="gr29" draw:text-style-name="P16" draw:layer="layout" svg:width="4.8cm" svg:height="2.4cm" svg:x="3.6cm" svg:y="6.6cm">
          <text:p/>
          <draw:enhanced-geometry svg:viewBox="0 0 21600 21600" draw:type="rectangle" draw:enhanced-path="M 0 0 L 21600 0 21600 21600 0 21600 0 0 Z N"/>
        </draw:custom-shape>
        <draw:custom-shape draw:style-name="gr30" draw:text-style-name="P16" draw:layer="layout" svg:width="4.8cm" svg:height="2.4cm" svg:x="9.4cm" svg:y="6.6cm">
          <text:p text:style-name="P5">Memória </text:p>
          <text:p text:style-name="P5">EEPROM </text:p>
          <text:p text:style-name="P5">(BIOS)</text:p>
          <draw:enhanced-geometry svg:viewBox="0 0 21600 21600" draw:type="rectangle" draw:enhanced-path="M 0 0 L 21600 0 21600 21600 0 21600 0 0 Z N"/>
        </draw:custom-shape>
        <draw:custom-shape draw:style-name="gr30" draw:text-style-name="P16" draw:layer="layout" svg:width="4.8cm" svg:height="2.4cm" svg:x="15.4cm" svg:y="6.6cm">
          <text:p text:style-name="P5">Memória</text:p>
          <text:p text:style-name="P5">RAM</text:p>
          <draw:enhanced-geometry svg:viewBox="0 0 21600 21600" draw:type="rectangle" draw:enhanced-path="M 0 0 L 21600 0 21600 21600 0 21600 0 0 Z N"/>
        </draw:custom-shape>
        <draw:custom-shape draw:style-name="gr30" draw:text-style-name="P16" draw:layer="layout" svg:width="4.8cm" svg:height="2.4cm" svg:x="3.4cm" svg:y="12.2cm">
          <text:p text:style-name="P5">Disco Magnético</text:p>
          <text:p text:style-name="P5">Rígido</text:p>
          <draw:enhanced-geometry svg:viewBox="0 0 21600 21600" draw:type="rectangle" draw:enhanced-path="M 0 0 L 21600 0 21600 21600 0 21600 0 0 Z N"/>
        </draw:custom-shape>
        <draw:custom-shape draw:style-name="gr30" draw:text-style-name="P16" draw:layer="layout" svg:width="4.8cm" svg:height="2.4cm" svg:x="9cm" svg:y="12.2cm">
          <text:p text:style-name="P5">DVD/CD</text:p>
          <draw:enhanced-geometry svg:viewBox="0 0 21600 21600" draw:type="rectangle" draw:enhanced-path="M 0 0 L 21600 0 21600 21600 0 21600 0 0 Z N"/>
        </draw:custom-shape>
        <draw:custom-shape draw:style-name="gr30" draw:text-style-name="P16" draw:layer="layout" svg:width="4.8cm" svg:height="2.4cm" svg:x="14.6cm" svg:y="12.2cm">
          <text:p text:style-name="P5">Placa de Vídeo</text:p>
          <draw:enhanced-geometry svg:viewBox="0 0 21600 21600" draw:type="rectangle" draw:enhanced-path="M 0 0 L 21600 0 21600 21600 0 21600 0 0 Z N"/>
        </draw:custom-shape>
        <draw:custom-shape draw:style-name="gr29" draw:text-style-name="P16" draw:layer="layout" svg:width="4.8cm" svg:height="2.4cm" svg:x="20cm" svg:y="12.2cm">
          <text:p/>
          <draw:enhanced-geometry svg:viewBox="0 0 21600 21600" draw:type="rectangle" draw:enhanced-path="M 0 0 L 21600 0 21600 21600 0 21600 0 0 Z N"/>
        </draw:custom-shape>
        <draw:line draw:style-name="gr31" draw:text-style-name="P5" draw:layer="layout" svg:x1="6.4cm" svg:y1="9cm" svg:x2="6.4cm" svg:y2="10.2cm">
          <text:p/>
        </draw:line>
        <draw:line draw:style-name="gr31" draw:text-style-name="P5" draw:layer="layout" svg:x1="11.6cm" svg:y1="9cm" svg:x2="11.6cm" svg:y2="10.2cm">
          <text:p/>
        </draw:line>
        <draw:line draw:style-name="gr31" draw:text-style-name="P5" draw:layer="layout" svg:x1="17.8cm" svg:y1="9cm" svg:x2="17.8cm" svg:y2="10.2cm">
          <text:p/>
        </draw:line>
        <draw:line draw:style-name="gr31" draw:text-style-name="P5" draw:layer="layout" svg:x1="22.2cm" svg:y1="10.2cm" svg:x2="22.2cm" svg:y2="12.2cm">
          <text:p/>
        </draw:line>
        <draw:line draw:style-name="gr31" draw:text-style-name="P5" draw:layer="layout" svg:x1="5.4cm" svg:y1="10.2cm" svg:x2="5.4cm" svg:y2="12.2cm">
          <text:p/>
        </draw:line>
        <draw:line draw:style-name="gr31" draw:text-style-name="P5" draw:layer="layout" svg:x1="11cm" svg:y1="10.2cm" svg:x2="11cm" svg:y2="12.2cm">
          <text:p/>
        </draw:line>
        <draw:line draw:style-name="gr31" draw:text-style-name="P5" draw:layer="layout" svg:x1="17cm" svg:y1="10.3cm" svg:x2="17cm" svg:y2="12.3cm">
          <text:p/>
        </draw:line>
        <draw:line draw:style-name="gr21" draw:text-style-name="P10" draw:layer="layout" svg:x1="15.2cm" svg:y1="14.6cm" svg:x2="15.2cm" svg:y2="15.6cm">
          <text:p/>
        </draw:line>
        <draw:line draw:style-name="gr21" draw:text-style-name="P10" draw:layer="layout" svg:x1="18cm" svg:y1="14.6cm" svg:x2="18cm" svg:y2="15.6cm">
          <text:p/>
        </draw:line>
        <draw:frame draw:style-name="gr32" draw:text-style-name="P11" draw:layer="layout" svg:width="2cm" svg:height="1cm" svg:x="14.4cm" svg:y="15.6cm">
          <draw:text-box>
            <text:p>VGA</text:p>
          </draw:text-box>
        </draw:frame>
        <draw:frame draw:style-name="gr23" draw:text-style-name="P11" draw:layer="layout" svg:width="2.266cm" svg:height="0.962cm" svg:x="16.8cm" svg:y="15.628cm">
          <draw:text-box>
            <text:p>HDMI</text:p>
          </draw:text-box>
        </draw:frame>
        <draw:frame draw:style-name="gr33" draw:text-style-name="P11" draw:layer="layout" svg:width="3.465cm" svg:height="1.673cm" svg:x="20.706cm" svg:y="12.538cm">
          <draw:text-box>
            <text:p>Interfaces </text:p>
            <text:p>USB etc</text:p>
          </draw:text-box>
        </draw:frame>
        <draw:frame draw:style-name="gr34" draw:text-style-name="P11" draw:layer="layout" svg:width="4.058cm" svg:height="0.962cm" svg:x="4.1cm" svg:y="7.2cm">
          <draw:text-box>
            <text:p>Processador</text:p>
          </draw:text-box>
        </draw:frame>
        <draw:line draw:style-name="gr21" draw:text-style-name="P10" draw:layer="layout" svg:x1="20.8cm" svg:y1="14.6cm" svg:x2="20.8cm" svg:y2="15.6cm">
          <text:p/>
        </draw:line>
        <draw:line draw:style-name="gr21" draw:text-style-name="P10" draw:layer="layout" svg:x1="23.8cm" svg:y1="14.6cm" svg:x2="23.8cm" svg:y2="15.6cm">
          <text:p/>
        </draw:line>
        <draw:frame draw:style-name="gr35" draw:text-style-name="P11" draw:layer="layout" svg:width="3.2cm" svg:height="3.4cm" svg:x="19.9cm" svg:y="15.8cm">
          <draw:text-box>
            <text:p>USB</text:p>
            <text:p>(teclado,</text:p>
            <text:p>Mouse,</text:p>
            <text:p>Cx som)</text:p>
          </draw:text-box>
        </draw:frame>
        <draw:frame draw:style-name="gr24" draw:text-style-name="P11" draw:layer="layout" svg:width="3cm" svg:height="1.673cm" svg:x="23.2cm" svg:y="15.8cm">
          <draw:text-box>
            <text:p>Ethernet</text:p>
            <text:p>(Rede)</text:p>
          </draw:text-box>
        </draw:frame>
        <presentation:notes draw:style-name="dp2">
          <draw:page-thumbnail draw:style-name="gr1" draw:layer="layout" svg:width="14.848cm" svg:height="11.136cm" svg:x="3.075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draw:text-box>
            <text:p>Memórias</text:p>
          </draw:text-box>
        </draw:frame>
        <draw:frame presentation:style-name="pr4" draw:layer="layout" svg:width="25.199cm" svg:height="12.179cm" svg:x="1.4cm" svg:y="4.914cm" presentation:class="outline">
          <draw:text-box>
            <text:list text:style-name="L2">
              <text:list-item>
                <text:p>Memória EEPROM ou E2PROM (Electrically Erasable Programmable Read Only Memory) – feita de silício, guarda os dados gravados mesmo ao se desligar o computador. Pode ser apagada e regravada (BIOS, Pendrive, SSD).</text:p>
              </text:list-item>
              <text:list-item>
                <text:p>Memória RAM (Random Access Memory) – feita de silício, guarda parte do sistema operacional e aplicativos quando são trazidos para a memória. Ao se desligar o computador, é apagada.</text:p>
              </text:list-item>
              <text:list-item>
                <text:p>São vendidas em pequenas placas de circuito impresso chamadas de “pentes” pela aparência (RAM) ou chips (EEPROM).</text:p>
              </text:list-item>
            </text:list>
          </draw:text-box>
        </draw:frame>
        <presentation:notes draw:style-name="dp2">
          <draw:page-thumbnail draw:style-name="gr1" draw:layer="layout" svg:width="14.848cm" svg:height="11.136cm" svg:x="3.075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32">
        <draw:frame presentation:style-name="pr1" draw:text-style-name="P1" draw:layer="layout" svg:width="25.199cm" svg:height="16.255cm" svg:x="1.4cm" svg:y="0.837cm" presentation:class="subtitle">
          <draw:text-box>
            <text:p>Dispositivos de armazenamento de dados</text:p>
          </draw:text-box>
        </draw:frame>
        <presentation:notes draw:style-name="dp2">
          <draw:page-thumbnail draw:style-name="gr1" draw:layer="layout" svg:width="14.848cm" svg:height="11.136cm" svg:x="3.075cm" svg:y="2.257cm" draw:page-number="33" presentation:class="page"/>
          <draw:frame presentation:style-name="pr2"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5" draw:layer="layout" svg:width="25.199cm" svg:height="3.506cm" svg:x="1.4cm" svg:y="0.837cm" presentation:class="title">
          <draw:text-box>
            <text:p>Tipos</text:p>
          </draw:text-box>
        </draw:frame>
        <draw:frame presentation:style-name="pr4" draw:layer="layout" svg:width="25.199cm" svg:height="12.179cm" svg:x="1.4cm" svg:y="4.914cm" presentation:class="outline">
          <draw:text-box>
            <text:list text:style-name="L2">
              <text:list-item>
                <text:p>Memórias semicondutoras</text:p>
              </text:list-item>
              <text:list-item>
                <text:p>Discos magnéticos</text:p>
              </text:list-item>
              <text:list-item>
                <text:p>Discos ópticos</text:p>
              </text:list-item>
            </text:list>
          </draw:text-box>
        </draw:frame>
        <presentation:notes draw:style-name="dp2">
          <draw:page-thumbnail draw:style-name="gr1" draw:layer="layout" svg:width="14.848cm" svg:height="11.136cm" svg:x="3.075cm" svg:y="2.257cm" draw:page-number="34" presentation:class="page"/>
          <draw:frame presentation:style-name="pr2"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5" draw:layer="layout" svg:width="25.199cm" svg:height="3.506cm" svg:x="1.4cm" svg:y="0.837cm" presentation:class="title">
          <draw:text-box>
            <text:p>Discos magnéticos ou ópticos</text:p>
          </draw:text-box>
        </draw:frame>
        <draw:frame presentation:style-name="pr4" draw:layer="layout" svg:width="25.199cm" svg:height="12.179cm" svg:x="1.4cm" svg:y="4.914cm" presentation:class="outline">
          <draw:text-box>
            <text:list text:style-name="L2">
              <text:list-item>
                <text:p>Disco rígido (HD – Hard Disk) – feito de metal e fina camada de material ferromagnético, guarda o SO e aplicativos para serem usados quando preciso for. Pode ser gravado e apagado, mas, ao se desligar o computador, os dados permanecem gravados. Hoje existem dispositivos de silício (memórias SSD) que funcionam como discos rígidos. São bem mais rápidos e confiáveis.</text:p>
              </text:list-item>
              <text:list-item>
                <text:p>Discos ópticos – feitos de resina plástica, recobertos com camada metálica e fina camada de material óptico. Alguns só podem ser gravados e outros podem ser gravados e apagados. Existem os CD, DVD e Blue Ray. São pouco confiáveis pois apagam após poucos anos.</text:p>
              </text:list-item>
            </text:list>
          </draw:text-box>
        </draw:frame>
        <presentation:notes draw:style-name="dp2">
          <draw:page-thumbnail draw:style-name="gr1" draw:layer="layout" svg:width="14.848cm" svg:height="11.136cm" svg:x="3.075cm" svg:y="2.257cm" draw:page-number="35" presentation:class="page"/>
          <draw:frame presentation:style-name="pr2" draw:text-style-name="P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5" draw:layer="layout" svg:width="25.199cm" svg:height="3.506cm" svg:x="1.4cm" svg:y="0.837cm" presentation:class="title">
          <draw:text-box>
            <text:p>Partições</text:p>
          </draw:text-box>
        </draw:frame>
        <draw:frame presentation:style-name="pr4" draw:layer="layout" svg:width="25.199cm" svg:height="12.179cm" svg:x="1.4cm" svg:y="4.914cm" presentation:class="outline">
          <draw:text-box>
            <text:list text:style-name="L2">
              <text:list-item>
                <text:p>Um disco rígido fixo, HD externo ou uma memória semicondutora (silício) do tipo pendrive podem ser divididos em blocos que funcionam como se fossem unidades separadas. </text:p>
              </text:list-item>
              <text:list-item>
                <text:p>Tais blocos são chamados de partições.</text:p>
              </text:list-item>
              <text:list-item>
                <text:p>Existem programas no Linux para fazer tal divisão ao gosto do usuário (fdisk ou gparted, por exemplo).</text:p>
              </text:list-item>
              <text:list-item>
                <text:p>É como se você tivesse um disco físico e quebrasse o mesmo em vários discos lógicos (partições).</text:p>
              </text:list-item>
            </text:list>
          </draw:text-box>
        </draw:frame>
        <presentation:notes draw:style-name="dp2">
          <draw:page-thumbnail draw:style-name="gr1" draw:layer="layout" svg:width="14.848cm" svg:height="11.136cm" svg:x="3.075cm" svg:y="2.257cm" draw:page-number="36" presentation:class="page"/>
          <draw:frame presentation:style-name="pr2" draw:text-style-name="P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5" draw:layer="layout" svg:width="25.199cm" svg:height="3.506cm" svg:x="1.4cm" svg:y="0.837cm" presentation:class="title">
          <draw:text-box>
            <text:p>Uma divisão comum em partições</text:p>
          </draw:text-box>
        </draw:frame>
        <draw:frame presentation:style-name="pr4" draw:layer="layout" svg:width="25.199cm" svg:height="12.179cm" svg:x="1.4cm" svg:y="4.914cm" presentation:class="outline">
          <draw:text-box>
            <text:list text:style-name="L2">
              <text:list-item>
                <text:p>Você pode dividir um disco rígido em duas partições. Uma para o SO Linux e outra para o SO Windows, por exemplo.</text:p>
              </text:list-item>
              <text:list-item>
                <text:p>Ou uma para uma distribuição Linux Ubuntu e outra para uma distribuição Linux Kali, onde há usuários leigos e profissionais usando.</text:p>
              </text:list-item>
              <text:list-item>
                <text:p>É comum haver distribuições auxiliares como uma para Swap (guardar parte de programas que em uso, ficam temporariamente guardados quando a memória enche).</text:p>
              </text:list-item>
              <text:list-item>
                <text:p>Tais partições podem ser formatadas segundo sistemas de formatação diferentes.</text:p>
              </text:list-item>
            </text:list>
          </draw:text-box>
        </draw:frame>
        <presentation:notes draw:style-name="dp2">
          <draw:page-thumbnail draw:style-name="gr1" draw:layer="layout" svg:width="14.848cm" svg:height="11.136cm" svg:x="3.075cm" svg:y="2.257cm" draw:page-number="37" presentation:class="page"/>
          <draw:frame presentation:style-name="pr2"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5" draw:layer="layout" svg:width="25.199cm" svg:height="3.506cm" svg:x="1.4cm" svg:y="0.837cm" presentation:class="title">
          <draw:text-box>
            <text:p>Padrões de armazenamento de dados (File Systems)</text:p>
          </draw:text-box>
        </draw:frame>
        <draw:frame presentation:style-name="pr4" draw:layer="layout" svg:width="25.199cm" svg:height="12.179cm" svg:x="1.4cm" svg:y="4.914cm" presentation:class="outline">
          <draw:text-box>
            <text:list text:style-name="L2">
              <text:list-item>
                <text:p>Toda partição precisa ser formatada e definido o padrão de gravação dos dados, ou Sistema de Arquivos (File Systems).</text:p>
              </text:list-item>
              <text:list-item>
                <text:p>Alguns padrões que o Linux trabalha:</text:p>
                <text:list>
                  <text:list-item>
                    <text:p>EXT4</text:p>
                  </text:list-item>
                  <text:list-item>
                    <text:p>NTFS</text:p>
                  </text:list-item>
                  <text:list-item>
                    <text:p>FAT32</text:p>
                  </text:list-item>
                  <text:list-item>
                    <text:p>UFS</text:p>
                  </text:list-item>
                  <text:list-item>
                    <text:p>Etc</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2"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5" draw:layer="layout" svg:width="25.199cm" svg:height="3.506cm" svg:x="1.4cm" svg:y="0.837cm" presentation:class="title">
          <draw:text-box>
            <text:p>Como é a organização de um disco rígido</text:p>
          </draw:text-box>
        </draw:frame>
        <draw:frame presentation:style-name="pr4" draw:layer="layout" svg:width="25.199cm" svg:height="12.179cm" svg:x="1.4cm" svg:y="4.914cm" presentation:class="outline">
          <draw:text-box>
            <text:list text:style-name="L2">
              <text:list-item>
                <text:p>Um disco físico se divide em partições (“discos lógicos”).</text:p>
              </text:list-item>
              <text:list-item>
                <text:p>Há uma área do disco rígido, chamada de Tabela de Partições que é como um índice das partições existentes.</text:p>
              </text:list-item>
              <text:list-item>
                <text:p>Tal tabela fica na partição de número 0. Nas demais partições, tal área existe, mas não é usada. Fica como reservada.</text:p>
              </text:list-item>
              <text:list-item>
                <text:p>Cada partição grava os arquivos e diretórios segundo a lógica do Sistema de Arquivos (filesystem) adotado: EXT4, NTFS, FAT etc.</text:p>
              </text:list-item>
              <text:list-item>
                <text:p>No espaço de cada partição há um espaço com o programa de Boot que recebe o bastão da BIOS e carrega o SO para a memória.</text:p>
              </text:list-item>
            </text:list>
          </draw:text-box>
        </draw:frame>
        <presentation:notes draw:style-name="dp2">
          <draw:page-thumbnail draw:style-name="gr1" draw:layer="layout" svg:width="14.848cm" svg:height="11.136cm" svg:x="3.075cm" svg:y="2.257cm" draw:page-number="39" presentation:class="page"/>
          <draw:frame presentation:style-name="pr2"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9">
        <draw:frame presentation:style-name="pr3" draw:layer="layout" svg:width="25.199cm" svg:height="3.506cm" svg:x="1.4cm" svg:y="0.837cm" presentation:class="title">
          <draw:text-box>
            <text:p>Exemplo de uma partição e seu sistema de arquivo</text:p>
          </draw:text-box>
        </draw:frame>
        <draw:custom-shape draw:style-name="gr36" draw:text-style-name="P5" draw:layer="layout" svg:width="9cm" svg:height="1.8cm" svg:x="4.1cm" svg:y="6.2cm">
          <text:p/>
          <draw:enhanced-geometry svg:viewBox="0 0 21600 21600" draw:type="rectangle" draw:enhanced-path="M 0 0 L 21600 0 21600 21600 0 21600 0 0 Z N"/>
        </draw:custom-shape>
        <draw:custom-shape draw:style-name="gr37" draw:text-style-name="P5" draw:layer="layout" svg:width="9cm" svg:height="1.8cm" svg:x="4.1cm" svg:y="8cm">
          <text:p/>
          <draw:enhanced-geometry svg:viewBox="0 0 21600 21600" draw:type="rectangle" draw:enhanced-path="M 0 0 L 21600 0 21600 21600 0 21600 0 0 Z N"/>
        </draw:custom-shape>
        <draw:custom-shape draw:style-name="gr37" draw:text-style-name="P5" draw:layer="layout" svg:width="9cm" svg:height="1.8cm" svg:x="4.1cm" svg:y="9.8cm">
          <text:p/>
          <draw:enhanced-geometry svg:viewBox="0 0 21600 21600" draw:type="rectangle" draw:enhanced-path="M 0 0 L 21600 0 21600 21600 0 21600 0 0 Z N"/>
        </draw:custom-shape>
        <draw:custom-shape draw:style-name="gr37" draw:text-style-name="P5" draw:layer="layout" svg:width="9cm" svg:height="1.8cm" svg:x="4.1cm" svg:y="11.6cm">
          <text:p/>
          <draw:enhanced-geometry svg:viewBox="0 0 21600 21600" draw:type="rectangle" draw:enhanced-path="M 0 0 L 21600 0 21600 21600 0 21600 0 0 Z N"/>
        </draw:custom-shape>
        <draw:custom-shape draw:style-name="gr37" draw:text-style-name="P5" draw:layer="layout" svg:width="9cm" svg:height="1.8cm" svg:x="4.1cm" svg:y="13.4cm">
          <text:p/>
          <draw:enhanced-geometry svg:viewBox="0 0 21600 21600" draw:type="rectangle" draw:enhanced-path="M 0 0 L 21600 0 21600 21600 0 21600 0 0 Z N"/>
        </draw:custom-shape>
        <draw:custom-shape draw:style-name="gr37" draw:text-style-name="P5" draw:layer="layout" svg:width="9cm" svg:height="1.8cm" svg:x="4.1cm" svg:y="15.2cm">
          <text:p/>
          <draw:enhanced-geometry svg:viewBox="0 0 21600 21600" draw:type="rectangle" draw:enhanced-path="M 0 0 L 21600 0 21600 21600 0 21600 0 0 Z N"/>
        </draw:custom-shape>
        <draw:custom-shape draw:style-name="gr37" draw:text-style-name="P5" draw:layer="layout" svg:width="9cm" svg:height="1.8cm" svg:x="4.1cm" svg:y="17cm">
          <text:p/>
          <draw:enhanced-geometry svg:viewBox="0 0 21600 21600" draw:type="rectangle" draw:enhanced-path="M 0 0 L 21600 0 21600 21600 0 21600 0 0 Z N"/>
        </draw:custom-shape>
        <draw:frame draw:style-name="gr38" draw:text-style-name="P11" draw:layer="layout" svg:width="6.065cm" svg:height="0.962cm" svg:x="5.6cm" svg:y="6.6cm">
          <draw:text-box>
            <text:p>Tabela de Partições</text:p>
          </draw:text-box>
        </draw:frame>
        <draw:frame draw:style-name="gr38" draw:text-style-name="P17" draw:layer="layout" svg:width="4.447cm" svg:height="0.962cm" svg:x="6.3cm" svg:y="8.438cm">
          <draw:text-box>
            <text:p text:style-name="P5">Bloco de Boot</text:p>
          </draw:text-box>
        </draw:frame>
        <draw:frame draw:style-name="gr38" draw:text-style-name="P17" draw:layer="layout" svg:width="3.952cm" svg:height="0.962cm" svg:x="6.535cm" svg:y="10.2cm">
          <draw:text-box>
            <text:p text:style-name="P5">Super Bloco</text:p>
          </draw:text-box>
        </draw:frame>
        <draw:frame draw:style-name="gr38" draw:text-style-name="P11" draw:layer="layout" svg:width="6.873cm" svg:height="0.962cm" svg:x="5.2cm" svg:y="12cm">
          <draw:text-box>
            <text:p>Backup do Superbloco</text:p>
          </draw:text-box>
        </draw:frame>
        <draw:frame draw:style-name="gr38" draw:text-style-name="P11" draw:layer="layout" svg:width="8.423cm" svg:height="0.962cm" svg:x="4.4cm" svg:y="13.8cm">
          <draw:text-box>
            <text:p>Bloco do Grupo de Cilindros</text:p>
          </draw:text-box>
        </draw:frame>
        <draw:frame draw:style-name="gr38" draw:text-style-name="P11" draw:layer="layout" svg:width="5.286cm" svg:height="0.962cm" svg:x="5.635cm" svg:y="15.6cm">
          <draw:text-box>
            <text:p>Tabela de inodes</text:p>
          </draw:text-box>
        </draw:frame>
        <draw:frame draw:style-name="gr38" draw:text-style-name="P11" draw:layer="layout" svg:width="4.972cm" svg:height="0.962cm" svg:x="5.8cm" svg:y="17.4cm">
          <draw:text-box>
            <text:p>Bloco de Dados</text:p>
          </draw:text-box>
        </draw:frame>
        <draw:line draw:style-name="gr7" draw:text-style-name="P10" draw:layer="layout" svg:x1="17cm" svg:y1="6.2cm" svg:x2="13.8cm" svg:y2="7cm">
          <text:p/>
        </draw:line>
        <draw:frame draw:style-name="gr38" draw:text-style-name="P11" draw:layer="layout" svg:width="6.949cm" svg:height="1.673cm" svg:x="17.2cm" svg:y="5.6cm">
          <draw:text-box>
            <text:p>Só existe conteúdo na </text:p>
            <text:p>Partição 0</text:p>
          </draw:text-box>
        </draw:frame>
        <draw:line draw:style-name="gr7" draw:text-style-name="P10" draw:layer="layout" svg:x1="17cm" svg:y1="8.6cm" svg:x2="13.8cm" svg:y2="8.8cm">
          <text:p/>
        </draw:line>
        <draw:frame draw:style-name="gr38" draw:text-style-name="P11" draw:layer="layout" svg:width="7.686cm" svg:height="1.673cm" svg:x="17.2cm" svg:y="7.8cm">
          <draw:text-box>
            <text:p>Programa que entra após</text:p>
            <text:p>a BIOS</text:p>
          </draw:text-box>
        </draw:frame>
        <draw:line draw:style-name="gr7" draw:text-style-name="P10" draw:layer="layout" svg:x1="17.2cm" svg:y1="11.6cm" svg:x2="14cm" svg:y2="11.6cm">
          <text:p/>
        </draw:line>
        <draw:frame draw:style-name="gr38" draw:text-style-name="P11" draw:layer="layout" svg:width="7.974cm" svg:height="2.384cm" svg:x="17.4cm" svg:y="10.4cm">
          <draw:text-box>
            <text:p>Descreve a partição e seu</text:p>
            <text:p>Filesystem (tamanho, data</text:p>
            <text:p>da criação, inodes etc)</text:p>
          </draw:text-box>
        </draw:frame>
        <draw:line draw:style-name="gr31" draw:text-style-name="P5" draw:layer="layout" svg:x1="13.6cm" svg:y1="10cm" svg:x2="13.6cm" svg:y2="13.2cm">
          <text:p/>
        </draw:line>
        <draw:line draw:style-name="gr7" draw:text-style-name="P10" draw:layer="layout" svg:x1="17.2cm" svg:y1="14.2cm" svg:x2="13.8cm" svg:y2="14.2cm">
          <text:p/>
        </draw:line>
        <draw:line draw:style-name="gr7" draw:text-style-name="P10" draw:layer="layout" svg:x1="17.2cm" svg:y1="16cm" svg:x2="13.8cm" svg:y2="16cm">
          <text:p/>
        </draw:line>
        <draw:line draw:style-name="gr7" draw:text-style-name="P10" draw:layer="layout" svg:x1="17.2cm" svg:y1="18cm" svg:x2="13.8cm" svg:y2="18cm">
          <text:p/>
        </draw:line>
        <draw:frame draw:style-name="gr38" draw:text-style-name="P11" draw:layer="layout" svg:width="7.225cm" svg:height="2.384cm" svg:x="17.4cm" svg:y="15cm">
          <draw:text-box>
            <text:p>Tabela que contém os </text:p>
            <text:p>endereços dos arquivos</text:p>
            <text:p>e diretórios</text:p>
          </draw:text-box>
        </draw:frame>
        <draw:frame draw:style-name="gr38" draw:text-style-name="P11" draw:layer="layout" svg:width="2.966cm" svg:height="0.962cm" svg:x="17.6cm" svg:y="17.584cm">
          <draw:text-box>
            <text:p>Arquivos</text:p>
          </draw:text-box>
        </draw:frame>
        <presentation:notes draw:style-name="dp2">
          <draw:page-thumbnail draw:style-name="gr1" draw:layer="layout" svg:width="14.848cm" svg:height="11.136cm" svg:x="3.075cm" svg:y="2.257cm" draw:page-number="40" presentation:class="page"/>
          <draw:frame presentation:style-name="pr2"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layer="layout" svg:width="25.199cm" svg:height="3.506cm" svg:x="1.4cm" svg:y="0.837cm" presentation:class="title">
          <draw:text-box>
            <text:p>O que é um inode</text:p>
          </draw:text-box>
        </draw:frame>
        <draw:frame presentation:style-name="pr4" draw:layer="layout" svg:width="25.199cm" svg:height="12.179cm" svg:x="1.4cm" svg:y="4.914cm" presentation:class="outline">
          <draw:text-box>
            <text:list text:style-name="L2">
              <text:list-item>
                <text:p>Inodes é o nome dos registros que ficam na Tabela de inodes. É como uma ficha dos diretórios e arquivos.</text:p>
              </text:list-item>
              <text:list-item>
                <text:p>Alguns descrevem diretórios e outros descrevem arquivos.</text:p>
              </text:list-item>
              <text:list-item>
                <text:p>Logo, podem ser de dois tipos: inode de diretório ou inode de arquivo.</text:p>
              </text:list-item>
              <text:list-item>
                <text:p>Cada inode tem um número. Não existem dois inodes com o mesmo número.</text:p>
              </text:list-item>
              <text:list-item>
                <text:p>O inode do diretório raiz (raiz = /) tem o número 2.</text:p>
              </text:list-item>
              <text:list-item>
                <text:p>Alguns filesystems modernos tem tabela de diretórios separada da de arquivos. Logo, não usam inodes. Mas a maioria dos sistemas de arquivos usa.</text:p>
              </text:list-item>
            </text:list>
          </draw:text-box>
        </draw:frame>
        <presentation:notes draw:style-name="dp2">
          <draw:page-thumbnail draw:style-name="gr1" draw:layer="layout" svg:width="14.848cm" svg:height="11.136cm" svg:x="3.075cm" svg:y="2.257cm" draw:page-number="41" presentation:class="page"/>
          <draw:frame presentation:style-name="pr2"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5" draw:layer="layout" svg:width="25.199cm" svg:height="3.506cm" svg:x="1.4cm" svg:y="0.837cm" presentation:class="title">
          <draw:text-box>
            <text:p>O que acontece quando ligamos o computador</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2"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span text:style-name="MT1"> de </text:span><text:span text:style-name="MT1"><text:page-count>42</text:page-count></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07T12:00:26.067000000</meta:creation-date>
    <meta:editing-duration>P2DT16H10M16S</meta:editing-duration>
    <meta:editing-cycles>11</meta:editing-cycles>
    <meta:generator>LibreOffice/5.0.5.2$Windows_x86 LibreOffice_project/55b006a02d247b5f7215fc6ea0fde844b30035b3</meta:generator>
    <dc:description>Curso elaborado por Franklin Lira sob a orientação de Fernando Pinheiro.</dc:description>
    <dc:title>Curso Linux/Gnu</dc:title>
    <dc:date>2016-08-11T12:32:50.393000000</dc:date>
    <meta:document-statistic meta:object-count="292"/>
  </office:meta>
</office:document-meta>
</file>